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ligarh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Aligarh Muslim University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3 March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Medicine (14.2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31.6%</text:p>
          </table:table-cell>
          <table:table-cell table:style-name="ce2" office:value-type="string" calcext:value-type="string">
            <text:p>2.6%</text:p>
          </table:table-cell>
          <table:table-cell office:value-type="float" office:value="6189" calcext:value-type="float">
            <text:p>6189</text:p>
          </table:table-cell>
          <table:table-cell table:style-name="ce2" office:value-type="string" calcext:value-type="string">
            <text:p>-18.7%</text:p>
          </table:table-cell>
          <table:table-cell office:value-type="float" office:value="32756" calcext:value-type="float">
            <text:p>32756</text:p>
          </table:table-cell>
          <table:table-cell office:value-type="float" office:value="0.97" calcext:value-type="float">
            <text:p>0.97</text:p>
          </table:table-cell>
          <table:table-cell table:style-name="ce2" office:value-type="string" calcext:value-type="string">
            <text:p>12.7%</text:p>
          </table:table-cell>
          <table:table-cell table:style-name="ce2" office:value-type="string" calcext:value-type="string">
            <text:p>14.7%</text:p>
          </table:table-cell>
          <table:table-cell office:value-type="float" office:value="5.3" calcext:value-type="float">
            <text:p>5.3</text:p>
          </table:table-cell>
          <table:table-cell office:value-type="float" office:value="102024" calcext:value-type="float">
            <text:p>102024</text:p>
          </table:table-cell>
          <table:table-cell table:style-name="ce2" office:value-type="string" calcext:value-type="string">
            <text:p>12.1%</text:p>
          </table:table-cell>
          <table:table-cell office:value-type="float" office:value="16.5" calcext:value-type="float">
            <text:p>16.5</text:p>
          </table:table-cell>
          <table:table-cell office:value-type="float" office:value="1.38" calcext:value-type="float">
            <text:p>1.3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.9</text:p>
          </table:table-cell>
          <table:table-cell office:value-type="float" office:value="1594" calcext:value-type="float">
            <text:p>1594</text:p>
          </table:table-cell>
          <table:table-cell office:value-type="float" office:value="560" calcext:value-type="float">
            <text:p>560</text:p>
          </table:table-cell>
          <table:table-cell office:value-type="float" office:value="121.5" calcext:value-type="float">
            <text:p>121.5</text:p>
          </table:table-cell>
          <table:table-cell office:value-type="float" office:value="158.7" calcext:value-type="float">
            <text:p>158.7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3605" calcext:value-type="float">
            <text:p>3605</text:p>
          </table:table-cell>
          <table:table-cell table:style-name="ce2" office:value-type="string" calcext:value-type="string">
            <text:p>-3.7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9.9%</text:p>
          </table:table-cell>
          <table:table-cell office:value-type="string" calcext:value-type="string">
            <text:p>1. Irfan, Muhammad Fais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 Irfan, Muhammad Faisal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481. Prasad, Rajendra T.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hemistry (9.7%)</text:p>
          </table:table-cell>
          <table:table-cell office:value-type="string" calcext:value-type="string">
            <text:p>2. Azmi, Mohd Danis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6. Ahmad, Nazeer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1. Irfan, Muhammad Faisal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hysics and Astronomy (9.0%)</text:p>
          </table:table-cell>
          <table:table-cell office:value-type="string" calcext:value-type="string">
            <text:p>3. Mursaleen, Mohamma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. Azmi, Mohd Danish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6. Ahmad, Nazeer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thematics (7.3%)</text:p>
          </table:table-cell>
          <table:table-cell office:value-type="string" calcext:value-type="string">
            <text:p>4. Kabir-ud-Din, Kabi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 Khan, M. Mohisin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2. Azmi, Mohd Danish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Khan, M. Mohisi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. Ahmad Masoodi, A.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Sharma, Manoj Kumar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Ahmad, Naze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. Khan, Rizwanhasan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5. Khan, M. Mohisin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Khan, Rizwanhas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. Kabir-ud-Din, Kabi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13. Ahmad Masoodi, A.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Ansari, Qamrul Ha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6. Khan, Nafeesahmad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4. Kabir-ud-Din, Kabir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Khan, Asadulla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2. Arjmand, Farukh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99. Hashim, Mohd Ali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Moinudd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 Mursaleen, Mohammad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7. Khan, Rizwanhasan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</table:table>
      <table:table table:name="Assam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Assam University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24 February 2017</text:p>
          </table:table-cell>
          <table:table-cell table:style-name="ce2" office:value-type="string" calcext:value-type="string">
            <text:p>18 March 2017</text:p>
          </table:table-cell>
          <table:table-cell office:value-type="string" calcext:value-type="string">
            <text:p>Medicine (13.1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13.6%</text:p>
          </table:table-cell>
          <table:table-cell table:style-name="ce2" office:value-type="string" calcext:value-type="string">
            <text:p>0.3%</text:p>
          </table:table-cell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102.8%</text:p>
          </table:table-cell>
          <table:table-cell office:value-type="float" office:value="3813" calcext:value-type="float">
            <text:p>3813</text:p>
          </table:table-cell>
          <table:table-cell office:value-type="float" office:value="0.68" calcext:value-type="float">
            <text:p>0.68</text:p>
          </table:table-cell>
          <table:table-cell table:style-name="ce2" office:value-type="string" calcext:value-type="string">
            <text:p>7.2%</text:p>
          </table:table-cell>
          <table:table-cell table:style-name="ce2" office:value-type="string" calcext:value-type="string">
            <text:p>14.7%</text:p>
          </table:table-cell>
          <table:table-cell office:value-type="float" office:value="3.3" calcext:value-type="float">
            <text:p>3.3</text:p>
          </table:table-cell>
          <table:table-cell office:value-type="float" office:value="12084" calcext:value-type="float">
            <text:p>12084</text:p>
          </table:table-cell>
          <table:table-cell table:style-name="ce2" office:value-type="string" calcext:value-type="string">
            <text:p>7.9%</text:p>
          </table:table-cell>
          <table:table-cell office:value-type="float" office:value="10.6" calcext:value-type="float">
            <text:p>10.6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156.4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10.9%)</text:p>
          </table:table-cell>
          <table:table-cell office:value-type="string" calcext:value-type="string">
            <text:p>1. Bhattacharjee, Chira R.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 Bhattacharjee, Chira R.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434. Lal, Rattan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hemistry (9.4%)</text:p>
          </table:table-cell>
          <table:table-cell office:value-type="string" calcext:value-type="string">
            <text:p>2. Ghosh, Sankar Kuma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3. Panda, Sanjib Kumar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459. Panda, Sanjib Kumar Umar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hysics and Astronomy (9.2%)</text:p>
          </table:table-cell>
          <table:table-cell office:value-type="string" calcext:value-type="string">
            <text:p>3. Choudhury, Manabendra Dutt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6. Kumar, Munish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3. Panda, Sanjib Kumar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gricultural and Biological Sciences (8.9%)</text:p>
          </table:table-cell>
          <table:table-cell office:value-type="string" calcext:value-type="string">
            <text:p>4. Roy, Sudipt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. Ghosh, Sankar Kuma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44. Paul, Satya Bhusan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Mondal, Parito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 Mondal, Paritos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431. Kumar, Raj Vinoth S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Bhattacharjee, Ramendu L.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 Das, Gobind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70. Dasgupta, Somnath K.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Bhattacharjee, Amitabh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 Giri, Sarban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12. Gupta, Shikha K.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Das, Ashesh Kum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2. Mondal, Rosy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29. Sharma, Bechan Indrajit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Sarkar, U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 Rao, Nandiraju Venkata Satyanaraya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66. Chakraborty, Arindam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Sharma, Gauri Dut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 Choudhury, Shuvasis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9. Sarkar, U.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</table:table>
      <table:table table:name="Babasaheb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Babasaheb Bhimrao Ambedkar University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3 March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Engineering (11.5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15.9%</text:p>
          </table:table-cell>
          <table:table-cell table:style-name="ce2" office:value-type="string" calcext:value-type="string">
            <text:p>0.4%</text:p>
          </table:table-cell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130.4%</text:p>
          </table:table-cell>
          <table:table-cell office:value-type="float" office:value="2633" calcext:value-type="float">
            <text:p>2633</text:p>
          </table:table-cell>
          <table:table-cell office:value-type="float" office:value="1.2" calcext:value-type="float">
            <text:p>1.2</text:p>
          </table:table-cell>
          <table:table-cell table:style-name="ce2" office:value-type="string" calcext:value-type="string">
            <text:p>14.5%</text:p>
          </table:table-cell>
          <table:table-cell table:style-name="ce2" office:value-type="string" calcext:value-type="string">
            <text:p>20.1%</text:p>
          </table:table-cell>
          <table:table-cell office:value-type="float" office:value="4.7" calcext:value-type="float">
            <text:p>4.7</text:p>
          </table:table-cell>
          <table:table-cell office:value-type="float" office:value="9889" calcext:value-type="float">
            <text:p>9889</text:p>
          </table:table-cell>
          <table:table-cell table:style-name="ce2" office:value-type="string" calcext:value-type="string">
            <text:p>13.6%</text:p>
          </table:table-cell>
          <table:table-cell office:value-type="float" office:value="17.6" calcext:value-type="float">
            <text:p>17.6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54.5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Environmental Science (9.9%)</text:p>
          </table:table-cell>
          <table:table-cell office:value-type="string" calcext:value-type="string">
            <text:p>1. Saraf, Shubhini A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 Kothari, Richa K.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6. Chandra, Ramesh S.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gricultural and Biological Sciences (8.6%)</text:p>
          </table:table-cell>
          <table:table-cell office:value-type="string" calcext:value-type="string">
            <text:p>2. Yadav, Bal Chandr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. Kumar, Devesh Kishor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05. Yunus, Mohammad D.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dicine (7.9%)</text:p>
          </table:table-cell>
          <table:table-cell office:value-type="string" calcext:value-type="string">
            <text:p>3. Bhadauria, Beer Sin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 Bhadauria, Beer Singh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6. Kumar, Devesh Kishore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puter Science (7.3%)</text:p>
          </table:table-cell>
          <table:table-cell office:value-type="string" calcext:value-type="string">
            <text:p>4. Kaithwas, Gaura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 Singh, Rana Pratap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23. Kumar, Satyendra Naveen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Singh, Rana Prata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 Yadav, Bal Chandr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11. Kumar, Dheeraj Krishna Andrew Prasann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Kumar, Devesh Kisho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4. Singh, Deepak P.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0. Kumar, Rajesh Kishore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Dwivedi, Sanjay Kum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. Kumar, Suresh Tanuz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8. Kumar, Ashish R.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Singh, Devendra Prata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. Sonkawade, Rajendra G.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7. Kumar, Arun Praveen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Kothari, Richa K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. Singh, Ritu R.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1. Kumar, Sanjeev Giridara Vijaya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Saha, Sudip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. Bauddh, Kuldee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86. Sharma, Pradeep Kumar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</table:table>
      <table:table table:name="Banara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Banaras Hindu University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3 March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Medicine (12.6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.5%</text:p>
          </table:table-cell>
          <table:table-cell table:style-name="ce2" office:value-type="string" calcext:value-type="string">
            <text:p>0.2%</text:p>
          </table:table-cell>
          <table:table-cell office:value-type="float" office:value="9589" calcext:value-type="float">
            <text:p>9589</text:p>
          </table:table-cell>
          <table:table-cell table:style-name="ce2" office:value-type="string" calcext:value-type="string">
            <text:p>4.7%</text:p>
          </table:table-cell>
          <table:table-cell office:value-type="float" office:value="52681" calcext:value-type="float">
            <text:p>52681</text:p>
          </table:table-cell>
          <table:table-cell office:value-type="float" office:value="0.89" calcext:value-type="float">
            <text:p>0.89</text:p>
          </table:table-cell>
          <table:table-cell table:style-name="ce2" office:value-type="string" calcext:value-type="string">
            <text:p>12.8%</text:p>
          </table:table-cell>
          <table:table-cell table:style-name="ce2" office:value-type="string" calcext:value-type="string">
            <text:p>20.4%</text:p>
          </table:table-cell>
          <table:table-cell office:value-type="float" office:value="5.5" calcext:value-type="float">
            <text:p>5.5</text:p>
          </table:table-cell>
          <table:table-cell office:value-type="float" office:value="146836" calcext:value-type="float">
            <text:p>146836</text:p>
          </table:table-cell>
          <table:table-cell table:style-name="ce2" office:value-type="string" calcext:value-type="string">
            <text:p>12.2%</text:p>
          </table:table-cell>
          <table:table-cell office:value-type="float" office:value="15.3" calcext:value-type="float">
            <text:p>15.3</text:p>
          </table:table-cell>
          <table:table-cell office:value-type="float" office:value="0.95" calcext:value-type="float">
            <text:p>0.9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.7</text:p>
          </table:table-cell>
          <table:table-cell office:value-type="float" office:value="1877" calcext:value-type="float">
            <text:p>1877</text:p>
          </table:table-cell>
          <table:table-cell office:value-type="float" office:value="1533" calcext:value-type="float">
            <text:p>1533</text:p>
          </table:table-cell>
          <table:table-cell office:value-type="float" office:value="60" calcext:value-type="float">
            <text:p>60</text:p>
          </table:table-cell>
          <table:table-cell office:value-type="float" office:value="48.9" calcext:value-type="float">
            <text:p>48.9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5853" calcext:value-type="float">
            <text:p>5853</text:p>
          </table:table-cell>
          <table:table-cell table:style-name="ce2" office:value-type="string" calcext:value-type="string">
            <text:p>27.8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Physics and Astronomy (10.2%)</text:p>
          </table:table-cell>
          <table:table-cell office:value-type="string" calcext:value-type="string">
            <text:p>1. Sundar, Shya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. Sundar, Shyam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. Sundar, Shyam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10.2%)</text:p>
          </table:table-cell>
          <table:table-cell office:value-type="string" calcext:value-type="string">
            <text:p>2. Quraishi, M. A.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5. Singh, Venktesh N.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5. Singh, Venktesh N.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hemistry (9.9%)</text:p>
          </table:table-cell>
          <table:table-cell office:value-type="string" calcext:value-type="string">
            <text:p>3. Rai, Shyambahad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. Singh, Chandan P.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8. Singh, Chandan P.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terials Science (8.8%)</text:p>
          </table:table-cell>
          <table:table-cell office:value-type="string" calcext:value-type="string">
            <text:p>4. Srivastava, Onkar Na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 Quraishi, M. A.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354. Srivastava, Pramod Kumar Umar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Singh, Venktesh N.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. Singh, Bhartendu K.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147. Gupta, Rakesh Kumar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Singh, Bhartendu K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 Tarafdar, Sourav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2. Quraishi, M. A.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Prakash, Raji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3. Srivastava, Anchal K.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55. Singh, Sanjay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Singh, Chandan P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 Rai, Shyambahadur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ingh, Arun Deo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Singh, Harikesh Bahadur Ahad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5. Mishra, Madhukar K.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387. Singh, Lalji B.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Nath, Gop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. Singh, Maya Shankar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140. Prakash, Om M.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</table:table>
      <table:table table:name="Dr Hari Singh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Dr. Harisingh Gour University, Sagar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24 February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Pharmacology, Toxicology and Pharmaceutics (29.4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14.9%</text:p>
          </table:table-cell>
          <table:table-cell table:style-name="ce2" office:value-type="string" calcext:value-type="string">
            <text:p>0.3%</text:p>
          </table:table-cell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-46.4%</text:p>
          </table:table-cell>
          <table:table-cell office:value-type="float" office:value="8003" calcext:value-type="float">
            <text:p>8003</text:p>
          </table:table-cell>
          <table:table-cell office:value-type="float" office:value="0.98" calcext:value-type="float">
            <text:p>0.98</text:p>
          </table:table-cell>
          <table:table-cell table:style-name="ce2" office:value-type="string" calcext:value-type="string">
            <text:p>14.5%</text:p>
          </table:table-cell>
          <table:table-cell table:style-name="ce2" office:value-type="string" calcext:value-type="string">
            <text:p>13.5%</text:p>
          </table:table-cell>
          <table:table-cell office:value-type="float" office:value="6.5" calcext:value-type="float">
            <text:p>6.5</text:p>
          </table:table-cell>
          <table:table-cell office:value-type="float" office:value="26697" calcext:value-type="float">
            <text:p>26697</text:p>
          </table:table-cell>
          <table:table-cell table:style-name="ce2" office:value-type="string" calcext:value-type="string">
            <text:p>17.0%</text:p>
          </table:table-cell>
          <table:table-cell office:value-type="float" office:value="21.6" calcext:value-type="float">
            <text:p>21.6</text:p>
          </table:table-cell>
          <table:table-cell office:value-type="float" office:value="1.14" calcext:value-type="float">
            <text:p>1.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-45.0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Chemistry (15.9%)</text:p>
          </table:table-cell>
          <table:table-cell office:value-type="string" calcext:value-type="string">
            <text:p>1. Jain, Narendra Kuma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 Jain, Narendra Kumar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1. Jain, Narendra Kumar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dicine (12.5%)</text:p>
          </table:table-cell>
          <table:table-cell office:value-type="string" calcext:value-type="string">
            <text:p>2. Vyas, Suresh P.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. Kesharwani, Prashan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70. Agrawal, Govind P.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11.7%)</text:p>
          </table:table-cell>
          <table:table-cell office:value-type="string" calcext:value-type="string">
            <text:p>3. Dixit, Vinod Kum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 Vyas, Suresh P.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446. Miller, Duane D.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hemical Engineering (6.3%)</text:p>
          </table:table-cell>
          <table:table-cell office:value-type="string" calcext:value-type="string">
            <text:p>4. Kohli, Dharm Veer E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 Dixit, Vinod Kumar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. Vyas, Suresh P.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Jain, Sanjay Kum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 Jain, Keerti B.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294. Khar, Roop Krishen Rishen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Pal, Dilipkumar Kum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 Kohli, Dharm Veer Eer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06. Jain, Amit Kumar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Mehra, Neelesh Kum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 Mehra, Neelesh Kuma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410. Goyal, Amit Kumar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Kesharwani, Prasha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1. Gajbhiye, Virendr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5. Jain, Sanjay Kumar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Kashaw, Sushil Kum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. Agrawal, Govind Prasa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ingh, Ajay Pal Al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Srivastava, Savitri Dev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 Sharma, Mukesh Chandr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97. Kumar, Sunil M Shanta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</table:table>
      <table:table table:name="Hemwati Nanda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Hemwati Nandan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24 February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Agricultural and Biological Sciences (16.6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28.2%</text:p>
          </table:table-cell>
          <table:table-cell table:style-name="ce2" office:value-type="string" calcext:value-type="string">
            <text:p>0.0%</text:p>
          </table:table-cell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-34.1%</text:p>
          </table:table-cell>
          <table:table-cell office:value-type="float" office:value="1161" calcext:value-type="float">
            <text:p>1161</text:p>
          </table:table-cell>
          <table:table-cell office:value-type="float" office:value="0.84" calcext:value-type="float">
            <text:p>0.84</text:p>
          </table:table-cell>
          <table:table-cell table:style-name="ce2" office:value-type="string" calcext:value-type="string">
            <text:p>13.1%</text:p>
          </table:table-cell>
          <table:table-cell table:style-name="ce2" office:value-type="string" calcext:value-type="string">
            <text:p>9.7%</text:p>
          </table:table-cell>
          <table:table-cell office:value-type="float" office:value="5.7" calcext:value-type="float">
            <text:p>5.7</text:p>
          </table:table-cell>
          <table:table-cell office:value-type="float" office:value="3489" calcext:value-type="float">
            <text:p>3489</text:p>
          </table:table-cell>
          <table:table-cell table:style-name="ce2" office:value-type="string" calcext:value-type="string">
            <text:p>15.7%</text:p>
          </table:table-cell>
          <table:table-cell office:value-type="float" office:value="17.3" calcext:value-type="float">
            <text:p>17.3</text:p>
          </table:table-cell>
          <table:table-cell office:value-type="float" office:value="1.02" calcext:value-type="float">
            <text:p>1.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-7.5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Pharmacology, Toxicology and Pharmaceutics (11.5%)</text:p>
          </table:table-cell>
          <table:table-cell office:value-type="string" calcext:value-type="string">
            <text:p>1. Ramola, Rakesh Ch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 Rawat, Mohan Singh Maniyari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03. Kumar, Rakesh Anil Prem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nvironmental Science (10.4%)</text:p>
          </table:table-cell>
          <table:table-cell office:value-type="string" calcext:value-type="string">
            <text:p>2. Rawat, Mohan Singh Maniyar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. Semalty, Aja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19. Singh, Vinod Kumar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9.8%)</text:p>
          </table:table-cell>
          <table:table-cell office:value-type="string" calcext:value-type="string">
            <text:p>3. Sundriyal, Yaspal P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 Semalty, Mo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0. Kumar, Pankaj Arun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dicine (8.7%)</text:p>
          </table:table-cell>
          <table:table-cell office:value-type="string" calcext:value-type="string">
            <text:p>4. Todaria, Nagendra Pras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 Ramola, Rakesh Ch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50. Kumar, Arvind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Kumar, Munesh Sudhe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9. Sharma, Ramesh Chandr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20. Gupta, Atul Kumar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Purohit, Vijay Ka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8. Mishra, Kumkum K.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 Tiwari, Suresh Chandra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Nautiyal, Prakash C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1. Singh, Devendra Roo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3. Sharma, Vikas̀ Kumar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Sati, Om Praka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 Sundriyal, Yaspal P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ipathi, Anil Kumar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Nautiyal, Mohan Chand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8. Singh, Sunil P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1. CHANDRA, SUBHASH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Semalty, Aj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. Singh Rana, Rajendr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54. Sharma, Dinesh Kumar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</table:table>
      <table:table table:name="Guru Ghasida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. Rajak, Hari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 Rajak, Haris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8. Das, Soma Jerome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2. Pandey, Ravi Shank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. Upadhyaya, Chandrama Prakas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38. Singh, Sunil K.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. Patra, Kartik Chand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 Pandey, Ravi Shanka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8. Mishra, Dinesh Kumar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4. Jain, Deepak Kum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 Parmar, Poon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3. Singh, Pushpendra Pal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Mukherjee, Bhask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. Ahirwar, Bhart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7. Singh, Sukhvir N.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Singh, Avineesh K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. Tripathi, Bhumi Na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1. Saxena, Amit Kumar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Parmar, Poon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. Ranganath, Kalluri Venkata Sr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3. Shrivas, Kamlesh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Patel, Vijay Ku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 Singh, Avineesh K.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9. Tiwari, Shashi Kant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Bodakhe, Surendra Haribha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. Thakur, Bhupendra Sing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6. Shukla, Alok K.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Chaturvedi, L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 Patra, Kartik Chandr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6. Shukla, Alok K.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</table:table>
      <table:table table:name="Jamia Millia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versity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Date last updated</text:p>
          </table:table-cell>
          <table:table-cell table:style-name="ce1" office:value-type="string" calcext:value-type="string">
            <text:p>Date of compilation</text:p>
          </table:table-cell>
          <table:table-cell table:style-name="ce1" office:value-type="string" calcext:value-type="string">
            <text:p>Top 5 fields in reserach performance</text:p>
          </table:table-cell>
          <table:table-cell table:style-name="ce1" office:value-type="string" calcext:value-type="string">
            <text:p>Top 10 researchers on Publications</text:p>
          </table:table-cell>
          <table:table-cell table:style-name="ce1"/>
          <table:table-cell table:style-name="ce1" office:value-type="string" calcext:value-type="string">
            <text:p>Top 10 researchers on Citations</text:p>
          </table:table-cell>
          <table:table-cell table:style-name="ce1"/>
          <table:table-cell table:style-name="ce1" office:value-type="string" calcext:value-type="string">
            <text:p>Top 10 researchers on h-index</text:p>
          </table:table-cell>
          <table:table-cell table:style-name="ce1"/>
          <table:table-cell table:style-name="ce3" office:value-type="string" calcext:value-type="string">
            <text:p>Awards Volume (count)</text:p>
          </table:table-cell>
          <table:table-cell table:style-name="ce3" office:value-type="string" calcext:value-type="string">
            <text:p>Awards Volume (value)</text:p>
          </table:table-cell>
          <table:table-cell table:style-name="ce3" office:value-type="string" calcext:value-type="string">
            <text:p>International Collaboration (%)</text:p>
          </table:table-cell>
          <table:table-cell table:style-name="ce3" office:value-type="string" calcext:value-type="string">
            <text:p>Academic-Corporate Collaboration (%)</text:p>
          </table:table-cell>
          <table:table-cell table:style-name="ce3" office:value-type="string" calcext:value-type="string">
            <text:p>Scholarly Output</text:p>
          </table:table-cell>
          <table:table-cell table:style-name="ce3" office:value-type="string" calcext:value-type="string">
            <text:p>Scholarly Output (growth %)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Field-Weighted Citation Impact</text:p>
          </table:table-cell>
          <table:table-cell table:style-name="ce3" office:value-type="string" calcext:value-type="string">
            <text:p>Outputs in Top Citation Percentiles (top 10%)</text:p>
          </table:table-cell>
          <table:table-cell table:style-name="ce3" office:value-type="string" calcext:value-type="string">
            <text:p>Publications in Top Journal Percentiles (top 10% by CiteScore Percentile)</text:p>
          </table:table-cell>
          <table:table-cell table:style-name="ce3" office:value-type="string" calcext:value-type="string">
            <text:p>Citations per Publication</text:p>
          </table:table-cell>
          <table:table-cell table:style-name="ce3" office:value-type="string" calcext:value-type="string">
            <text:p>Views</text:p>
          </table:table-cell>
          <table:table-cell table:style-name="ce3" office:value-type="string" calcext:value-type="string">
            <text:p>Outputs in Top Views Percentiles (top 10%)</text:p>
          </table:table-cell>
          <table:table-cell table:style-name="ce3" office:value-type="string" calcext:value-type="string">
            <text:p>Views per Publication</text:p>
          </table:table-cell>
          <table:table-cell table:style-name="ce3" office:value-type="string" calcext:value-type="string">
            <text:p>Field-Weighted View Impact</text:p>
          </table:table-cell>
          <table:table-cell table:style-name="ce3" office:value-type="string" calcext:value-type="string">
            <text:p>Citing-Patents Count (patent office: All Patent Offices)</text:p>
          </table:table-cell>
          <table:table-cell table:style-name="ce3" office:value-type="string" calcext:value-type="string">
            <text:p>Patent-Cited Scholarly Output (patent office: All Patent Offices)</text:p>
          </table:table-cell>
          <table:table-cell table:style-name="ce3" office:value-type="string" calcext:value-type="string">
            <text:p>Patent-Citations Count (patent office: All Patent Offices)</text:p>
          </table:table-cell>
          <table:table-cell table:style-name="ce3" office:value-type="string" calcext:value-type="string">
            <text:p>Patent-Citations per Scholarly Output (patent office: All Patent Offices)</text:p>
          </table:table-cell>
          <table:table-cell table:style-name="ce3" office:value-type="string" calcext:value-type="string">
            <text:p>Mass Media (Print)</text:p>
          </table:table-cell>
          <table:table-cell table:style-name="ce3" office:value-type="string" calcext:value-type="string">
            <text:p>Media Exposure Internationally recognized (Print)</text:p>
          </table:table-cell>
          <table:table-cell table:style-name="ce3" office:value-type="string" calcext:value-type="string">
            <text:p>Media Exposure Regionally recognized (Print)</text:p>
          </table:table-cell>
          <table:table-cell table:style-name="ce3" office:value-type="string" calcext:value-type="string">
            <text:p>Media Exposure Nationally recognized (Print)</text:p>
          </table:table-cell>
          <table:table-cell table:style-name="ce3" office:value-type="string" calcext:value-type="string">
            <text:p>Media Exposure Locally recognized (Print)</text:p>
          </table:table-cell>
          <table:table-cell table:style-name="ce3" office:value-type="string" calcext:value-type="string">
            <text:p>Media Exposure Local interest (Print)</text:p>
          </table:table-cell>
          <table:table-cell table:style-name="ce3" office:value-type="string" calcext:value-type="string">
            <text:p>Field-Weighted Mass Media (Print)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uthors (growth %)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Jamia Millia Islamia</text:p>
          </table:table-cell>
          <table:table-cell office:value-type="string" calcext:value-type="string">
            <text:p>Scopus</text:p>
          </table:table-cell>
          <table:table-cell table:style-name="ce2" office:value-type="string" calcext:value-type="string">
            <text:p>24 February 2017</text:p>
          </table:table-cell>
          <table:table-cell table:style-name="ce2" office:value-type="string" calcext:value-type="string">
            <text:p>20 March 2017</text:p>
          </table:table-cell>
          <table:table-cell office:value-type="string" calcext:value-type="string">
            <text:p>Engineering (13.5%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-index</text:p>
          </table:table-cell>
          <table:table-cell table:number-columns-repeated="2"/>
          <table:table-cell table:style-name="ce2" office:value-type="string" calcext:value-type="string">
            <text:p>26.7%</text:p>
          </table:table-cell>
          <table:table-cell table:style-name="ce2" office:value-type="string" calcext:value-type="string">
            <text:p>0.5%</text:p>
          </table:table-cell>
          <table:table-cell office:value-type="float" office:value="3042" calcext:value-type="float">
            <text:p>3042</text:p>
          </table:table-cell>
          <table:table-cell table:style-name="ce2" office:value-type="string" calcext:value-type="string">
            <text:p>39.3%</text:p>
          </table:table-cell>
          <table:table-cell office:value-type="float" office:value="13997" calcext:value-type="float">
            <text:p>13997</text:p>
          </table:table-cell>
          <table:table-cell office:value-type="float" office:value="0.85" calcext:value-type="float">
            <text:p>0.85</text:p>
          </table:table-cell>
          <table:table-cell table:style-name="ce2" office:value-type="string" calcext:value-type="string">
            <text:p>12.1%</text:p>
          </table:table-cell>
          <table:table-cell table:style-name="ce2" office:value-type="string" calcext:value-type="string">
            <text:p>16.3%</text:p>
          </table:table-cell>
          <table:table-cell office:value-type="float" office:value="4.6" calcext:value-type="float">
            <text:p>4.6</text:p>
          </table:table-cell>
          <table:table-cell office:value-type="float" office:value="44452" calcext:value-type="float">
            <text:p>44452</text:p>
          </table:table-cell>
          <table:table-cell table:style-name="ce2" office:value-type="string" calcext:value-type="string">
            <text:p>12.6%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  <table:table-cell office:value-type="float" office:value="638" calcext:value-type="float">
            <text:p>638</text:p>
          </table:table-cell>
          <table:table-cell office:value-type="float" office:value="260" calcext:value-type="float">
            <text:p>260</text:p>
          </table:table-cell>
          <table:table-cell office:value-type="float" office:value="39.5" calcext:value-type="float">
            <text:p>39.5</text:p>
          </table:table-cell>
          <table:table-cell office:value-type="float" office:value="65.4" calcext:value-type="float">
            <text:p>65.4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50.3%</text:p>
          </table:table-cell>
          <table:table-cell table:number-columns-repeated="985"/>
        </table:table-row>
        <table:table-row table:style-name="ro1">
          <table:table-cell table:number-columns-repeated="4"/>
          <table:table-cell office:value-type="string" calcext:value-type="string">
            <text:p>Physics and Astronomy (10.8%)</text:p>
          </table:table-cell>
          <table:table-cell office:value-type="string" calcext:value-type="string">
            <text:p>1. Ahmad, Faiza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. Ali, Imran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2. Ali, Imran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terials Science (9.1%)</text:p>
          </table:table-cell>
          <table:table-cell office:value-type="string" calcext:value-type="string">
            <text:p>2. Ali, Imra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. Ahmad, Faizan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. Ahmad, Faizan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puter Science (9.1%)</text:p>
          </table:table-cell>
          <table:table-cell office:value-type="string" calcext:value-type="string">
            <text:p>3. Hassan, Md Imtiyaz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. Khan, Tabrezalam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44. Khan, Tabrezalam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ochemistry, Genetics and Molecular Biology (8.7%)</text:p>
          </table:table-cell>
          <table:table-cell office:value-type="string" calcext:value-type="string">
            <text:p>4. Husain, Mushah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. Manzoor, Nikhat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8. Manzoor, Nikhat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5. Zulfequar, Mohamm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 Hassan, Md Imtiyaz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3. Hassan, Md Imtiyaz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6. Islam, Asimul K M Tauhid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1. Ahmad, Sharif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1. Ahmad, Sharif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7. Ansari, S. G.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6. Ahsan, Hasee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66. Ahsan, Haseeb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8. Manzoor, Nikha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. Mohammad, Faqee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3. Mohammad, Faqeer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9. Islam, Sheikh Safiu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4. Shahid, Mohammad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54. Shahid, Mohammad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0. Azam, Amir K M Fakhr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. Husain, Mushahi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4. Husain, Mushahid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</table:table>
      <table:table table:name="Sheet8" table:style-name="ta1">
        <table:table-column table:style-name="co1" table:number-columns-repeated="11" table:default-cell-style-name="ce1"/>
        <table:table-column table:style-name="co1" table:number-columns-repeated="28" table:default-cell-style-name="ce3"/>
        <table:table-column table:style-name="co1" table:number-columns-repeated="985" table:default-cell-style-name="ce1"/>
        <table:table-row table:style-name="ro1">
          <table:table-cell office:value-type="string" calcext:value-type="string">
            <text:p>University Name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of compilation</text:p>
          </table:table-cell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Top 10 researchers on Publications</text:p>
          </table:table-cell>
          <table:table-cell/>
          <table:table-cell office:value-type="string" calcext:value-type="string">
            <text:p>Top 10 researchers on Citations</text:p>
          </table:table-cell>
          <table:table-cell/>
          <table:table-cell office:value-type="string" calcext:value-type="string">
            <text:p>Top 10 researchers on h-index</text:p>
          </table:table-cell>
          <table:table-cell/>
          <table:table-cell office:value-type="string" calcext:value-type="string">
            <text:p>Awards Volume (count)</text:p>
          </table:table-cell>
          <table:table-cell office:value-type="string" calcext:value-type="string">
            <text:p>Awards Volume (value)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Outputs in Top Views Percentiles (top 10%)</text:p>
          </table:table-cell>
          <table:table-cell office:value-type="string" calcext:value-type="string">
            <text:p>Views per Publication</text:p>
          </table:table-cell>
          <table:table-cell office:value-type="string" calcext:value-type="string">
            <text:p>Field-Weighted View Impact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Mass Media (Print)</text:p>
          </table:table-cell>
          <table:table-cell office:value-type="string" calcext:value-type="string">
            <text:p>Media Exposure Internationally recognized (Print)</text:p>
          </table:table-cell>
          <table:table-cell office:value-type="string" calcext:value-type="string">
            <text:p>Media Exposure Regionally recognized (Print)</text:p>
          </table:table-cell>
          <table:table-cell office:value-type="string" calcext:value-type="string">
            <text:p>Media Exposure Nationally recognized (Print)</text:p>
          </table:table-cell>
          <table:table-cell office:value-type="string" calcext:value-type="string">
            <text:p>Media Exposure Locally recognized (Print)</text:p>
          </table:table-cell>
          <table:table-cell office:value-type="string" calcext:value-type="string">
            <text:p>Media Exposure Local interest (Print)</text:p>
          </table:table-cell>
          <table:table-cell office:value-type="string" calcext:value-type="string">
            <text:p>Field-Weighted Mass Media (Print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  <table:table-cell table:number-columns-repeated="985"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01:03.051986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1:19.641130212</meta:creation-date>
    <dc:date>2017-04-24T17:32:57.663117791</dc:date>
    <meta:editing-duration>PT9H13M36S</meta:editing-duration>
    <meta:editing-cycles>7</meta:editing-cycles>
    <meta:generator>LibreOffice/4.2.8.2$Linux_X86_64 LibreOffice_project/420m0$Build-2</meta:generator>
    <meta:document-statistic meta:table-count="10" meta:cell-count="1084" meta:object-count="0"/>
  </office:meta>
</office:document-meta>
</file>